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automatic-styles>
    <style:style style:name="P1" style:family="paragraph" style:parent-style-name="Standard">
      <style:text-properties officeooo:rsid="001db1d1" officeooo:paragraph-rsid="001db1d1"/>
    </style:style>
    <style:style style:name="P2" style:family="paragraph" style:parent-style-name="Standard">
      <style:paragraph-properties fo:text-align="end" style:justify-single-word="false"/>
      <style:text-properties officeooo:rsid="001db1d1" officeooo:paragraph-rsid="001db1d1"/>
    </style:style>
    <style:style style:name="P3" style:family="paragraph" style:parent-style-name="Standard">
      <style:text-properties officeooo:rsid="00217514" officeooo:paragraph-rsid="00217514"/>
    </style:style>
    <style:style style:name="T1" style:family="text">
      <style:text-properties fo:color="#c9211e" loext:opacity="100%" fo:font-weight="bold" style:font-weight-asian="bold" style:font-weight-complex="bold"/>
    </style:style>
    <style:style style:name="T2" style:family="text">
      <style:text-properties officeooo:rsid="0021751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Jots</text:p>
      <text:p text:style-name="P3"/>
      <text:p text:style-name="P1">Kepada yth : <text:span text:style-name="T2">bapakfulan</text:span></text:p>
      <text:p text:style-name="P1"/>
      <text:p text:style-name="P1">lorem ipsum aja….. <text:s/>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text:p>
      <text:p text:style-name="P1"/>
      <text:p text:style-name="P1">##NOMOR_SURAT##</text:p>
      <text:p text:style-name="P1"/>
      <text:p text:style-name="P1"><text:s/>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text:span text:style-name="T1">##NOMOR_SURAT##</text:span>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 lorem ipsum aja…..</text:p>
      <text:p text:style-name="P1"/>
      <text:p text:style-name="P2">##NOMOR_SURA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 style:font-family-complex="'Droid Sans Devanagari'" style:font-family-generic-complex="swiss"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2-08T14:35:52.680600376</meta:creation-date>
    <dc:date>2023-12-11T12:03:37.840520528</dc:date>
    <meta:editing-duration>PT3M37S</meta:editing-duration>
    <meta:editing-cycles>3</meta:editing-cycles>
    <meta:generator>LibreOffice/7.3.5.2$Linux_X86_64 LibreOffice_project/30$Build-2</meta:generator>
    <meta:document-statistic meta:table-count="0" meta:image-count="0" meta:object-count="0" meta:page-count="1" meta:paragraph-count="6" meta:word-count="373" meta:character-count="2390" meta:non-whitespace-character-count="2021"/>
  </office:meta>
</office:document-meta>
</file>